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liberation mono', 'courier new', monospace"/>
    <style:font-face style:name="FreeSans2" svg:font-family="FreeSans" style:font-family-generic="swiss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54f36" officeooo:paragraph-rsid="00154f36"/>
    </style:style>
    <style:style style:name="P2" style:family="paragraph" style:parent-style-name="Standard">
      <style:text-properties officeooo:rsid="00154f36" officeooo:paragraph-rsid="001673fe"/>
    </style:style>
    <style:style style:name="P3" style:family="paragraph" style:parent-style-name="Standard">
      <style:text-properties officeooo:rsid="00154f36" officeooo:paragraph-rsid="001b700a"/>
    </style:style>
    <style:style style:name="P4" style:family="paragraph" style:parent-style-name="Standard">
      <style:text-properties officeooo:rsid="00154f36" officeooo:paragraph-rsid="001d4f5d"/>
    </style:style>
    <style:style style:name="P5" style:family="paragraph" style:parent-style-name="Standard">
      <style:text-properties officeooo:rsid="00154f36" officeooo:paragraph-rsid="001f0a14"/>
    </style:style>
    <style:style style:name="P6" style:family="paragraph" style:parent-style-name="Standard">
      <style:text-properties officeooo:rsid="00154f36" officeooo:paragraph-rsid="001f2c3a"/>
    </style:style>
    <style:style style:name="P7" style:family="paragraph" style:parent-style-name="Standard">
      <style:text-properties officeooo:rsid="00154f36" officeooo:paragraph-rsid="002089e2"/>
    </style:style>
    <style:style style:name="P8" style:family="paragraph" style:parent-style-name="Standard">
      <style:text-properties officeooo:rsid="00154f36" officeooo:paragraph-rsid="0020ba4c"/>
    </style:style>
    <style:style style:name="P9" style:family="paragraph" style:parent-style-name="Standard">
      <style:text-properties officeooo:rsid="00154f36" officeooo:paragraph-rsid="00212893"/>
    </style:style>
    <style:style style:name="P10" style:family="paragraph" style:parent-style-name="Standard">
      <style:text-properties officeooo:rsid="00154f36" officeooo:paragraph-rsid="002430c9"/>
    </style:style>
    <style:style style:name="P11" style:family="paragraph" style:parent-style-name="Standard">
      <style:text-properties officeooo:rsid="00154f36" officeooo:paragraph-rsid="00247234"/>
    </style:style>
    <style:style style:name="P12" style:family="paragraph" style:parent-style-name="Standard">
      <style:text-properties officeooo:rsid="00154f36" officeooo:paragraph-rsid="00272b22"/>
    </style:style>
    <style:style style:name="P13" style:family="paragraph" style:parent-style-name="Standard">
      <style:text-properties officeooo:rsid="00154f36" officeooo:paragraph-rsid="002be321"/>
    </style:style>
    <style:style style:name="P14" style:family="paragraph" style:parent-style-name="Standard">
      <style:text-properties officeooo:paragraph-rsid="00154f36"/>
    </style:style>
    <style:style style:name="P15" style:family="paragraph" style:parent-style-name="Standard">
      <style:text-properties officeooo:paragraph-rsid="001673fe"/>
    </style:style>
    <style:style style:name="P16" style:family="paragraph" style:parent-style-name="Standard">
      <style:text-properties officeooo:rsid="001a0372" officeooo:paragraph-rsid="001b700a"/>
    </style:style>
    <style:style style:name="P17" style:family="paragraph" style:parent-style-name="Standard">
      <style:text-properties officeooo:rsid="001d4f5d" officeooo:paragraph-rsid="001d4f5d"/>
    </style:style>
    <style:style style:name="P18" style:family="paragraph" style:parent-style-name="Standard">
      <style:text-properties officeooo:rsid="001d4f5d" officeooo:paragraph-rsid="001f0a14"/>
    </style:style>
    <style:style style:name="P19" style:family="paragraph" style:parent-style-name="Standard">
      <style:text-properties officeooo:rsid="001d4f5d" officeooo:paragraph-rsid="002089e2"/>
    </style:style>
    <style:style style:name="P20" style:family="paragraph" style:parent-style-name="Standard">
      <style:text-properties officeooo:rsid="001d4f5d" officeooo:paragraph-rsid="0020ba4c"/>
    </style:style>
    <style:style style:name="P21" style:family="paragraph" style:parent-style-name="Standard">
      <style:text-properties officeooo:rsid="001d4f5d" officeooo:paragraph-rsid="00212893"/>
    </style:style>
    <style:style style:name="P22" style:family="paragraph" style:parent-style-name="Standard">
      <style:text-properties officeooo:rsid="001d4f5d" officeooo:paragraph-rsid="002430c9"/>
    </style:style>
    <style:style style:name="P23" style:family="paragraph" style:parent-style-name="Standard">
      <style:text-properties officeooo:rsid="001d4f5d" officeooo:paragraph-rsid="00247234"/>
    </style:style>
    <style:style style:name="P24" style:family="paragraph" style:parent-style-name="Standard">
      <style:text-properties officeooo:rsid="001d4f5d" officeooo:paragraph-rsid="00272b22"/>
    </style:style>
    <style:style style:name="P25" style:family="paragraph" style:parent-style-name="Standard">
      <style:text-properties officeooo:rsid="001d4f5d" officeooo:paragraph-rsid="002be321"/>
    </style:style>
    <style:style style:name="P26" style:family="paragraph" style:parent-style-name="Standard">
      <style:text-properties officeooo:rsid="001f0a14" officeooo:paragraph-rsid="001f0a14"/>
    </style:style>
    <style:style style:name="P27" style:family="paragraph" style:parent-style-name="Standard">
      <style:text-properties officeooo:rsid="001f0a14" officeooo:paragraph-rsid="002089e2"/>
    </style:style>
    <style:style style:name="P28" style:family="paragraph" style:parent-style-name="Standard">
      <style:text-properties officeooo:rsid="001f2c3a" officeooo:paragraph-rsid="001f2c3a"/>
    </style:style>
    <style:style style:name="P29" style:family="paragraph" style:parent-style-name="Standard">
      <style:text-properties officeooo:rsid="0020ba4c" officeooo:paragraph-rsid="0020ba4c"/>
    </style:style>
    <style:style style:name="P30" style:family="paragraph" style:parent-style-name="Standard">
      <style:text-properties officeooo:rsid="0020ba4c" officeooo:paragraph-rsid="00212893"/>
    </style:style>
    <style:style style:name="P31" style:family="paragraph" style:parent-style-name="Standard">
      <style:text-properties officeooo:rsid="0020ba4c" officeooo:paragraph-rsid="002430c9"/>
    </style:style>
    <style:style style:name="P32" style:family="paragraph" style:parent-style-name="Standard">
      <style:text-properties officeooo:rsid="0020ba4c" officeooo:paragraph-rsid="00247234"/>
    </style:style>
    <style:style style:name="P33" style:family="paragraph" style:parent-style-name="Standard">
      <style:text-properties officeooo:rsid="0020ba4c" officeooo:paragraph-rsid="00272b22"/>
    </style:style>
    <style:style style:name="P34" style:family="paragraph" style:parent-style-name="Standard">
      <style:text-properties officeooo:rsid="00247234" officeooo:paragraph-rsid="00247234"/>
    </style:style>
    <style:style style:name="P35" style:family="paragraph" style:parent-style-name="Standard">
      <style:text-properties officeooo:rsid="0028d0e1" officeooo:paragraph-rsid="0028d0e1"/>
    </style:style>
    <style:style style:name="P36" style:family="paragraph" style:parent-style-name="Standard">
      <style:text-properties officeooo:rsid="0028d0e1" officeooo:paragraph-rsid="002be321"/>
    </style:style>
    <style:style style:name="P37" style:family="paragraph" style:parent-style-name="Standard">
      <style:text-properties officeooo:rsid="002be321" officeooo:paragraph-rsid="002be321"/>
    </style:style>
    <style:style style:name="T1" style:family="text">
      <style:text-properties officeooo:rsid="001673fe"/>
    </style:style>
    <style:style style:name="T2" style:family="text">
      <style:text-properties officeooo:rsid="001a0372"/>
    </style:style>
    <style:style style:name="T3" style:family="text">
      <style:text-properties officeooo:rsid="001d4f5d"/>
    </style:style>
    <style:style style:name="T4" style:family="text">
      <style:text-properties officeooo:rsid="001f0a14"/>
    </style:style>
    <style:style style:name="T5" style:family="text">
      <style:text-properties officeooo:rsid="001f2c3a"/>
    </style:style>
    <style:style style:name="T6" style:family="text">
      <style:text-properties officeooo:rsid="0020ba4c"/>
    </style:style>
    <style:style style:name="T7" style:family="text">
      <style:text-properties officeooo:rsid="00212893"/>
    </style:style>
    <style:style style:name="T8" style:family="text">
      <style:text-properties officeooo:rsid="002430c9"/>
    </style:style>
    <style:style style:name="T9" style:family="text">
      <style:text-properties officeooo:rsid="00247234"/>
    </style:style>
    <style:style style:name="T10" style:family="text">
      <style:text-properties officeooo:rsid="0025d617"/>
    </style:style>
    <style:style style:name="T11" style:family="text">
      <style:text-properties officeooo:rsid="00272b22"/>
    </style:style>
    <style:style style:name="T12" style:family="text">
      <style:text-properties officeooo:rsid="002be3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rch File in Directory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$ find ./ -name “*.pdf”</text:p>
            <text:p text:style-name="P1">$ find /home/cadtc -name “*.jpg”</text:p>
          </table:table-cell>
        </table:table-row>
      </table:table>
      <text:p text:style-name="P14"/>
      <text:p text:style-name="P1">List fil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>$ ls -l</text:p>
            <text:p text:style-name="P1">$ ls -la</text:p>
          </table:table-cell>
        </table:table-row>
      </table:table>
      <text:p text:style-name="P14"/>
      <text:p text:style-name="P1">Copy a Fi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$ cp ./a.test /home/cadtc/</text:p>
            <text:p text:style-name="P1">$ cp ./a.test /home/cadtc/b.test</text:p>
          </table:table-cell>
        </table:table-row>
      </table:table>
      <text:p text:style-name="P14"/>
      <text:p text:style-name="P1">Move a File or Renam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">$ mv ./a.test /home/cadtc/</text:p>
            <text:p text:style-name="P1">$ mv ./a.test <text:s/>./b.test</text:p>
          </table:table-cell>
        </table:table-row>
      </table:table>
      <text:p text:style-name="P14"/>
      <text:p text:style-name="P16">Find a File that include the string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$ <text:span text:style-name="T2">find ./linux/driver -name “*.c” | grep “LED”</text:span></text:p>
            <text:p text:style-name="P3"/>
          </table:table-cell>
        </table:table-row>
      </table:table>
      <text:p text:style-name="P16"/>
      <text:p text:style-name="P1"><text:span text:style-name="T1">SSH Copy </text:span><text:s/>a File <text:span text:style-name="T1">To Remote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$ <text:span text:style-name="T1">scp</text:span> ./a.test <text:s/><text:a xlink:type="simple" xlink:href="mailto:root@192.168.0.100" text:style-name="Internet_20_link" text:visited-style-name="Visited_20_Internet_20_Link"><text:span text:style-name="T1">root@192.168.0.100</text:span></text:a><text:span text:style-name="T1">:/home/root</text:span></text:p>
            <text:p text:style-name="P1"/>
          </table:table-cell>
        </table:table-row>
      </table:table>
      <text:p text:style-name="P14"/>
      <text:p text:style-name="P2"><text:span text:style-name="T1">SSH Login</text:span> <text:span text:style-name="T1">To Remote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">$ <text:span text:style-name="T1">ssh</text:span> <text:s/><text:a xlink:type="simple" xlink:href="mailto:root@192.168.0.100" text:style-name="Internet_20_link" text:visited-style-name="Visited_20_Internet_20_Link"><text:span text:style-name="T1">root@192.168.0.100</text:span></text:a></text:p>
            <text:p text:style-name="P2"/>
          </table:table-cell>
        </table:table-row>
      </table:table>
      <text:p text:style-name="P15"/>
      <text:p text:style-name="P17">Install a kernel module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$ <text:span text:style-name="T3">insmod hello_world.ko</text:span></text:p>
            <text:p text:style-name="P4">$ <text:span text:style-name="T3">modprobe hello_world.ko</text:span></text:p>
          </table:table-cell>
        </table:table-row>
      </table:table>
      <text:p text:style-name="P17"/>
      <text:p text:style-name="P28">Remove a kernel module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">$ <text:span text:style-name="T5">rmmod hello_world</text:span></text:p>
            <text:p text:style-name="P6">$ <text:span text:style-name="T5">modprobe -r hello_world</text:span></text:p>
          </table:table-cell>
        </table:table-row>
      </table:table>
      <text:p text:style-name="P18"/>
      <text:p text:style-name="P26">List kernel module live in kernel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>$ <text:span text:style-name="T4">lsmo</text:span></text:p>
            <text:p text:style-name="P5"/>
          </table:table-cell>
        </table:table-row>
      </table:table>
      <text:p text:style-name="P18"/>
      <text:p text:style-name="P27">List <text:span text:style-name="T10">mounted disk status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">$ <text:span text:style-name="T10">lsblk</text:span></text:p>
            <text:p text:style-name="P7"/>
          </table:table-cell>
        </table:table-row>
      </table:table>
      <text:p text:style-name="P19"/>
      <text:p text:style-name="P29"><text:soft-page-break/>Fdisk disk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$ <text:span text:style-name="T6">sudo fdisk /dev/sdX</text:span></text:p>
            <text:p text:style-name="P8"/>
          </table:table-cell>
        </table:table-row>
      </table:table>
      <text:p text:style-name="P20"/>
      <text:p text:style-name="P29">Format disk 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$ <text:span text:style-name="T6">sudo mkfs.ext4 /dev/sdx1</text:span></text:p>
            <text:p text:style-name="P8"/>
          </table:table-cell>
        </table:table-row>
      </table:table>
      <text:p text:style-name="P20"/>
      <text:p text:style-name="P30"><text:span text:style-name="T7">Mount</text:span> disk 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">$ <text:span text:style-name="T7">mkdir /tmp/sdx_mount</text:span></text:p>
            <text:p text:style-name="P9">$ <text:span text:style-name="T7">mount /dev/sdX1 /tmp/sdx_mount</text:span></text:p>
          </table:table-cell>
        </table:table-row>
      </table:table>
      <text:p text:style-name="P21"/>
      <text:p text:style-name="P31"><text:span text:style-name="T8">Password</text:span> <text:span text:style-name="T8">Modify</text:span> 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0">$ <text:span text:style-name="T8">passwd</text:span></text:p>
            <text:p text:style-name="P10"/>
          </table:table-cell>
        </table:table-row>
      </table:table>
      <text:p text:style-name="P22"/>
      <text:p text:style-name="P32"><text:span text:style-name="T9">Remove file or directory</text:span> 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1">$ <text:span text:style-name="T9">rm <text:s/>/home/cadtc/test_file.txt</text:span></text:p>
            <text:p text:style-name="P34"/>
            <text:p text:style-name="P34">$ mkdir /home/cadtc/test_folder</text:p>
            <text:p text:style-name="P11">$ <text:span text:style-name="T9">rm <text:s/>-r /home/cadtc/test_folder</text:span></text:p>
          </table:table-cell>
        </table:table-row>
      </table:table>
      <text:p text:style-name="P23"/>
      <text:p text:style-name="P33"><text:span text:style-name="T11">Check Linux System Log</text:span> 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2">$ <text:span text:style-name="T11">dmesg</text:span></text:p>
            <text:p text:style-name="P35">$ dmesg | tail</text:p>
          </table:table-cell>
        </table:table-row>
      </table:table>
      <text:p text:style-name="P24"/>
      <text:p text:style-name="P37">Extract tar.bz2 file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3">$ <text:span text:style-name="T12">tar -xvjf <text:s/>/home/cadtc/test.tar.bz2 -C /home/cadtc/test_folder</text:span></text:p>
            <text:p text:style-name="P36"/>
          </table:table-cell>
        </table:table-row>
      </table:table>
      <text:p text:style-name="P25"/>
      <text:p text:style-name="P37">Extract tar.gz file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3">$ <text:span text:style-name="T12">tar -xvzf <text:s/>/home/cadtc/test.tar.gz -C /home/cadtc/test_folder</text:span></text:p>
            <text:p text:style-name="P3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liberation mono', 'courier new', monospace"/>
    <style:font-face style:name="FreeSans2" svg:font-family="FreeSans" style:font-family-generic="swiss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043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02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2673in"/>
          <style:tab-stop style:position="1.2673in"/>
          <style:tab-stop style:position="2.2673in"/>
          <style:tab-stop style:position="3.2673in"/>
          <style:tab-stop style:position="4.2673in"/>
          <style:tab-stop style:position="5.2673in"/>
          <style:tab-stop style:position="6.2673in"/>
          <style:tab-stop style:position="7.2673in"/>
          <style:tab-stop style:position="8.2673in"/>
          <style:tab-stop style:position="9.2673in"/>
          <style:tab-stop style:position="10.2673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764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8819in"/>
          <style:tab-stop style:position="1.8819in"/>
          <style:tab-stop style:position="2.8819in"/>
          <style:tab-stop style:position="3.8819in"/>
          <style:tab-stop style:position="4.8819in"/>
          <style:tab-stop style:position="5.8819in"/>
          <style:tab-stop style:position="6.8819in"/>
          <style:tab-stop style:position="7.8819in"/>
          <style:tab-stop style:position="8.8819in"/>
          <style:tab-stop style:position="9.881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5346in"/>
          <style:tab-stop style:position="1.5346in"/>
          <style:tab-stop style:position="2.5346in"/>
          <style:tab-stop style:position="3.5346in"/>
          <style:tab-stop style:position="4.5346in"/>
          <style:tab-stop style:position="5.5346in"/>
          <style:tab-stop style:position="6.5346in"/>
          <style:tab-stop style:position="7.5346in"/>
          <style:tab-stop style:position="8.5346in"/>
          <style:tab-stop style:position="9.5346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4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571in" fo:margin-right="0in" fo:margin-top="0in" fo:margin-bottom="0.1425in" loext:contextual-spacing="false" fo:text-indent="-0.28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846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134in" fo:margin-right="0in" fo:margin-top="0in" fo:margin-bottom="0.0717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1417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569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998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3.4256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3.854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3764in" fo:margin-right="0in" fo:margin-top="0.0902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.7339in" fo:margin-right="0in" fo:margin-top="0.0764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2654in"/>
          <style:tab-stop style:position="1.2654in"/>
          <style:tab-stop style:position="2.2654in"/>
          <style:tab-stop style:position="3.2654in"/>
          <style:tab-stop style:position="4.2654in"/>
          <style:tab-stop style:position="5.2654in"/>
          <style:tab-stop style:position="6.2654in"/>
          <style:tab-stop style:position="7.2654in"/>
          <style:tab-stop style:position="8.2654in"/>
          <style:tab-stop style:position="9.2654in"/>
          <style:tab-stop style:position="10.265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1193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Gliederung_20_1" style:display-name="embedded~LT~Gliederung 1" style:family="paragraph" style:default-outline-level="">
      <style:paragraph-properties fo:margin-left="0in" fo:margin-right="0in" fo:margin-top="0in" fo:margin-bottom="0.178in" loext:contextual-spacing="false" fo:text-align="start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Gliederung_20_2" style:display-name="embedded~LT~Gliederung 2" style:family="paragraph" style:parent-style-name="embedded_7e_LT_7e_Gliederung_20_1" style:default-outline-level="">
      <style:paragraph-properties fo:margin-left="0.8555in" fo:margin-right="0in" fo:margin-top="0in" fo:margin-bottom="0.1425in" loext:contextual-spacing="false" fo:text-indent="-0.2846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_7e_LT_7e_Gliederung_20_3" style:display-name="embedded~LT~Gliederung 3" style:family="paragraph" style:parent-style-name="embedded_7e_LT_7e_Gliederung_20_2" style:default-outline-level="">
      <style:paragraph-properties fo:margin-left="1.2819in" fo:margin-right="0in" fo:margin-top="0in" fo:margin-bottom="0.1071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_7e_LT_7e_Gliederung_20_4" style:display-name="embedded~LT~Gliederung 4" style:family="paragraph" style:parent-style-name="embedded_7e_LT_7e_Gliederung_20_3" style:default-outline-level="">
      <style:paragraph-properties fo:margin-left="1.7102in" fo:margin-right="0in" fo:margin-top="0in" fo:margin-bottom="0.0709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5" style:display-name="embedded~LT~Gliederung 5" style:family="paragraph" style:parent-style-name="embedded_7e_LT_7e_Gliederung_20_4" style:default-outline-level="">
      <style:paragraph-properties fo:margin-left="2.137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6" style:display-name="embedded~LT~Gliederung 6" style:family="paragraph" style:parent-style-name="embedded_7e_LT_7e_Gliederung_20_5" style:default-outline-level="">
      <style:paragraph-properties fo:margin-left="2.565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7" style:display-name="embedded~LT~Gliederung 7" style:family="paragraph" style:parent-style-name="embedded_7e_LT_7e_Gliederung_20_6" style:default-outline-level="">
      <style:paragraph-properties fo:margin-left="2.9929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8" style:display-name="embedded~LT~Gliederung 8" style:family="paragraph" style:parent-style-name="embedded_7e_LT_7e_Gliederung_20_7" style:default-outline-level="">
      <style:paragraph-properties fo:margin-left="3.4209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9" style:display-name="embedded~LT~Gliederung 9" style:family="paragraph" style:parent-style-name="embedded_7e_LT_7e_Gliederung_20_8" style:default-outline-level="">
      <style:paragraph-properties fo:margin-left="3.848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Titel" style:display-name="embedded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Untertitel" style:display-name="embedded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Notizen" style:display-name="embedde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Hintergrundobjekte" style:display-name="embedd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Hintergrund" style:display-name="embedd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7e_LT_7e_Gliederung_20_1" style:display-name="embedded21~LT~Gliederung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Gliederung_20_2" style:display-name="embedded21~LT~Gliederung 2" style:family="paragraph" style:parent-style-name="embedded21_7e_LT_7e_Gliederung_20_1" style:default-outline-level="">
      <style:paragraph-properties fo:margin-left="0.8571in" fo:margin-right="0in" fo:margin-top="0in" fo:margin-bottom="0.1425in" loext:contextual-spacing="false" fo:text-indent="-0.28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21_7e_LT_7e_Gliederung_20_3" style:display-name="embedded21~LT~Gliederung 3" style:family="paragraph" style:parent-style-name="embedded21_7e_LT_7e_Gliederung_20_2" style:default-outline-level="">
      <style:paragraph-properties fo:margin-left="1.2846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21_7e_LT_7e_Gliederung_20_4" style:display-name="embedded21~LT~Gliederung 4" style:family="paragraph" style:parent-style-name="embedded21_7e_LT_7e_Gliederung_20_3" style:default-outline-level="">
      <style:paragraph-properties fo:margin-left="1.7134in" fo:margin-right="0in" fo:margin-top="0in" fo:margin-bottom="0.0717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5" style:display-name="embedded21~LT~Gliederung 5" style:family="paragraph" style:parent-style-name="embedded21_7e_LT_7e_Gliederung_20_4" style:default-outline-level="">
      <style:paragraph-properties fo:margin-left="2.1417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6" style:display-name="embedded21~LT~Gliederung 6" style:family="paragraph" style:parent-style-name="embedded21_7e_LT_7e_Gliederung_20_5" style:default-outline-level="">
      <style:paragraph-properties fo:margin-left="2.569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7" style:display-name="embedded21~LT~Gliederung 7" style:family="paragraph" style:parent-style-name="embedded21_7e_LT_7e_Gliederung_20_6" style:default-outline-level="">
      <style:paragraph-properties fo:margin-left="2.998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8" style:display-name="embedded21~LT~Gliederung 8" style:family="paragraph" style:parent-style-name="embedded21_7e_LT_7e_Gliederung_20_7" style:default-outline-level="">
      <style:paragraph-properties fo:margin-left="3.4256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9" style:display-name="embedded21~LT~Gliederung 9" style:family="paragraph" style:parent-style-name="embedded21_7e_LT_7e_Gliederung_20_8" style:default-outline-level="">
      <style:paragraph-properties fo:margin-left="3.854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Titel" style:display-name="embedded2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Untertitel" style:display-name="embedded21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Notizen" style:display-name="embedded2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Hintergrundobjekte" style:display-name="embedded2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7e_LT_7e_Hintergrund" style:display-name="embedded2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in" fo:margin-right="0in" fo:margin-top="0in" fo:margin-bottom="0.161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in" fo:margin-right="0in" fo:margin-top="0in" fo:margin-bottom="0.129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in" fo:margin-right="0in" fo:margin-top="0in" fo:margin-bottom="0.096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in" fo:margin-right="0in" fo:margin-top="0in" fo:margin-bottom="0.0646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7:18:52.328828706</meta:creation-date>
    <dc:date>2020-11-05T15:30:12.549096496</dc:date>
    <meta:editing-duration>PT7H7M16S</meta:editing-duration>
    <meta:editing-cycles>21</meta:editing-cycles>
    <meta:generator>LibreOffice/5.1.6.2$Linux_X86_64 LibreOffice_project/10m0$Build-2</meta:generator>
    <meta:document-statistic meta:table-count="19" meta:image-count="0" meta:object-count="0" meta:page-count="2" meta:paragraph-count="48" meta:word-count="180" meta:character-count="1132" meta:non-whitespace-character-count="987"/>
  </office:meta>
</office:document-meta>
</file>